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Angel rhapsody" svg:font-family="'Angel rhapsody'" style:font-pitch="variable"/>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2"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0f50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9"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10"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11" style:family="paragraph" style:parent-style-name="Standard">
      <style:paragraph-properties fo:text-align="start" style:justify-single-word="false"/>
      <style:text-properties style:font-name="Sans-serif" fo:font-size="9pt" officeooo:rsid="00cec5ff" officeooo:paragraph-rsid="00d53c91" style:font-size-asian="9pt" style:font-size-complex="9pt"/>
    </style:style>
    <style:style style:name="P12" style:family="paragraph" style:parent-style-name="Standard">
      <style:paragraph-properties fo:text-align="start" style:justify-single-word="false"/>
      <style:text-properties style:font-name="Sans-serif" fo:font-size="9pt" officeooo:rsid="00cec5ff" officeooo:paragraph-rsid="00ec8f4c" style:font-size-asian="9pt" style:font-size-complex="9pt"/>
    </style:style>
    <style:style style:name="P13" style:family="paragraph" style:parent-style-name="Standard">
      <style:paragraph-properties fo:text-align="start" style:justify-single-word="false"/>
      <style:text-properties style:font-name="Sans-serif" fo:font-size="9pt" officeooo:rsid="010c14d1" officeooo:paragraph-rsid="010c14d1" style:font-size-asian="9pt" style:font-size-complex="9pt"/>
    </style:style>
    <style:style style:name="P14" style:family="paragraph" style:parent-style-name="Standard">
      <style:paragraph-properties fo:text-align="start" style:justify-single-word="false"/>
      <style:text-properties style:font-name="Sans-serif" fo:font-size="9pt" fo:font-weight="normal" officeooo:rsid="010c14d1" officeooo:paragraph-rsid="010c14d1"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16"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17"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18"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19" style:family="paragraph" style:parent-style-name="Standard">
      <style:paragraph-properties fo:text-align="start" style:justify-single-word="false"/>
      <style:text-properties officeooo:paragraph-rsid="006a6e07"/>
    </style:style>
    <style:style style:name="P20" style:family="paragraph" style:parent-style-name="Standard">
      <style:paragraph-properties fo:text-align="start" style:justify-single-word="false"/>
      <style:text-properties officeooo:rsid="00cec5ff" officeooo:paragraph-rsid="00d2b2af"/>
    </style:style>
    <style:style style:name="P21"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22"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23"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24"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25" style:family="paragraph" style:parent-style-name="Heading_20_2">
      <style:paragraph-properties fo:text-align="center" style:justify-single-word="false"/>
      <style:text-properties officeooo:paragraph-rsid="00dd0a6e"/>
    </style:style>
    <style:style style:name="P26" style:family="paragraph" style:parent-style-name="Heading_20_2">
      <style:paragraph-properties fo:text-align="center" style:justify-single-word="false"/>
      <style:text-properties officeooo:rsid="00c9ad3c" officeooo:paragraph-rsid="00c9ad3c"/>
    </style:style>
    <style:style style:name="P27" style:family="paragraph" style:parent-style-name="Heading_20_2">
      <style:paragraph-properties fo:text-align="center" style:justify-single-word="false"/>
      <style:text-properties officeooo:rsid="00cec5ff" officeooo:paragraph-rsid="00cec5ff"/>
    </style:style>
    <style:style style:name="P28" style:family="paragraph" style:parent-style-name="Heading_20_2">
      <style:paragraph-properties fo:text-align="center" style:justify-single-word="false"/>
      <style:text-properties officeooo:rsid="00f783ae" officeooo:paragraph-rsid="00f783ae"/>
    </style:style>
    <style:style style:name="P29" style:family="paragraph" style:parent-style-name="Heading_20_2">
      <style:paragraph-properties fo:text-align="center" style:justify-single-word="false"/>
      <style:text-properties officeooo:rsid="010c14d1" officeooo:paragraph-rsid="010c14d1"/>
    </style:style>
    <style:style style:name="P30"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T1" style:family="text">
      <style:text-properties style:font-name="sans-serif" fo:font-size="9.60000038146973pt"/>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style:font-name="Sans-serif"/>
    </style:style>
    <style:style style:name="T5" style:family="text">
      <style:text-properties style:font-name="Sans-serif" fo:font-weight="bold" style:font-weight-asian="bold" style:font-weight-complex="bold"/>
    </style:style>
    <style:style style:name="T6" style:family="text">
      <style:text-properties style:font-name="Sans-serif" fo:font-size="9pt" fo:font-weight="bold" style:font-size-asian="9pt" style:font-weight-asian="bold" style:font-size-complex="9pt" style:font-weight-complex="bold"/>
    </style:style>
    <style:style style:name="T7" style:family="text">
      <style:text-properties style:font-name="Sans-serif" fo:font-size="9pt" fo:font-weight="bold" officeooo:rsid="00765b17" style:font-size-asian="9pt" style:font-weight-asian="bold" style:font-size-complex="9pt" style:font-weight-complex="bold"/>
    </style:style>
    <style:style style:name="T8" style:family="text">
      <style:text-properties style:font-name="Sans-serif" fo:font-size="9pt" style:font-size-asian="9pt" style:font-size-complex="9pt"/>
    </style:style>
    <style:style style:name="T9" style:family="text">
      <style:text-properties style:font-name="Sans-serif" fo:font-size="9pt" officeooo:rsid="0105030c" style:font-size-asian="9pt" style:font-size-complex="9pt"/>
    </style:style>
    <style:style style:name="T10" style:family="text">
      <style:text-properties style:font-name="Sans-serif" fo:font-size="9pt" fo:font-style="italic" style:font-size-asian="9pt" style:font-style-asian="italic" style:font-size-complex="9pt" style:font-style-complex="italic"/>
    </style:style>
    <style:style style:name="T11" style:family="text">
      <style:text-properties style:font-name="Sans-serif" officeooo:rsid="00ab6e01"/>
    </style:style>
    <style:style style:name="T12" style:family="text">
      <style:text-properties style:font-name="Sans-serif" fo:font-size="8.30000019073486pt" fo:font-weight="bold" style:font-size-asian="8.30000019073486pt" style:font-weight-asian="bold" style:font-size-complex="8.30000019073486pt" style:font-weight-complex="bold"/>
    </style:style>
    <style:style style:name="T13"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14" style:family="text">
      <style:text-properties style:font-name="Sans-serif" fo:font-size="8.30000019073486pt" style:font-size-asian="8.30000019073486pt" style:font-size-complex="8.30000019073486pt"/>
    </style:style>
    <style:style style:name="T15" style:family="text">
      <style:text-properties fo:font-style="italic" style:font-style-asian="italic" style:font-style-complex="italic"/>
    </style:style>
    <style:style style:name="T16" style:family="text">
      <style:text-properties fo:font-style="italic" officeooo:rsid="00765b1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581c4a"/>
    </style:style>
    <style:style style:name="T19" style:family="text">
      <style:text-properties style:font-name="Sans-serif" fo:font-size="9.19999980926514pt" style:font-size-asian="9.19999980926514pt" style:font-size-complex="9.19999980926514pt"/>
    </style:style>
    <style:style style:name="T20" style:family="text">
      <style:text-properties style:font-name="Sans-serif" fo:font-size="9.19999980926514pt" officeooo:rsid="00765b17" style:font-size-asian="9.19999980926514pt" style:font-size-complex="9.19999980926514pt"/>
    </style:style>
    <style:style style:name="T21" style:family="text">
      <style:text-properties officeooo:rsid="0061cecd"/>
    </style:style>
    <style:style style:name="T22" style:family="text">
      <style:text-properties officeooo:rsid="00765b17"/>
    </style:style>
    <style:style style:name="T23" style:family="text">
      <style:text-properties officeooo:rsid="00a4bda8"/>
    </style:style>
    <style:style style:name="T24" style:family="text">
      <style:text-properties officeooo:rsid="00a5dcc8"/>
    </style:style>
    <style:style style:name="T25" style:family="text">
      <style:text-properties fo:font-style="normal" style:font-style-asian="normal" style:font-style-complex="normal"/>
    </style:style>
    <style:style style:name="T26" style:family="text">
      <style:text-properties fo:font-style="normal" officeooo:rsid="00765b17" style:font-style-asian="normal" style:font-style-complex="normal"/>
    </style:style>
    <style:style style:name="T27" style:family="text">
      <style:text-properties officeooo:rsid="00c88ec4"/>
    </style:style>
    <style:style style:name="T28" style:family="text">
      <style:text-properties officeooo:rsid="00d7d270"/>
    </style:style>
    <style:style style:name="T29" style:family="text">
      <style:text-properties officeooo:rsid="00dd0a6e"/>
    </style:style>
    <style:style style:name="T30" style:family="text">
      <style:text-properties officeooo:rsid="00f5e708"/>
    </style:style>
    <style:style style:name="T31" style:family="text">
      <style:text-properties fo:font-size="8pt" style:font-size-asian="8pt" style:font-size-complex="8pt"/>
    </style:style>
    <style:style style:name="T32" style:family="text">
      <style:text-properties fo:font-size="8pt" fo:font-weight="bold" style:font-size-asian="8pt" style:font-weight-asian="bold" style:font-size-complex="8pt" style:font-weight-complex="bold"/>
    </style:style>
    <style:style style:name="T33" style:family="text">
      <style:text-properties fo:font-size="8.5pt" style:font-size-asian="8.5pt" style:font-size-complex="8.5pt"/>
    </style:style>
    <style:style style:name="T34" style:family="text">
      <style:text-properties fo:font-size="8.5pt" fo:font-weight="bold" style:font-size-asian="8.5pt" style:font-weight-asian="bold" style:font-size-complex="8.5pt" style:font-weight-complex="bold"/>
    </style:style>
    <style:style style:name="T35" style:family="text">
      <style:text-properties fo:font-size="8.30000019073486pt" style:font-size-asian="8.30000019073486pt" style:font-size-complex="8.30000019073486pt"/>
    </style:style>
    <style:style style:name="T36" style:family="text">
      <style:text-properties fo:font-size="8.30000019073486pt" fo:font-weight="bold" style:font-size-asian="8.30000019073486pt" style:font-weight-asian="bold" style:font-size-complex="8.30000019073486pt" style:font-weight-complex="bold"/>
    </style:style>
    <style:style style:name="T37" style:family="text">
      <style:text-properties officeooo:rsid="010c14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Dementation</text:h>
      <text:p text:style-name="P14"><text:bookmark text:name="page100R_mcid2"/><text:span text:style-name="T1">Passion:</text:span> <text:span text:style-name="T1">While speaking to someone, you can inflame or dampen the emotions they’re</text:span> <text:line-break/><text:span text:style-name="T1">feeling.</text:span> <text:span text:style-name="T1">Roll with mental. On a 10+, their current emotion is either smothered to </text:span><text:line-break/><text:span text:style-name="T1">nothingness or inflamed to manic heights. On a 7-9, the same thing happens but choose </text:span><text:line-break/><text:span text:style-name="T1">one: the inflammation or dampening is modest; the beast stirs.</text:span> <text:span text:style-name="T1">On a miss, you can’t use </text:span><text:line-break/><text:span text:style-name="T1">Passion again during this scene.</text:span> <text:bookmark text:name="page100R_mcid3"/><text:line-break/></text:p>
      <text:p text:style-name="P14"><text:span text:style-name="T1">Eyes of Chaos:</text:span> <text:span text:style-name="T1">When you read their eyes, on a 10+ the Storyteller will also tell you </text:span><text:line-break/><text:span text:style-name="T1">something about their secret inner nature</text:span>—<text:span text:style-name="T1">especially if something about them is </text:span><text:line-break/><text:span text:style-name="T1">cracked, festering, unhealthy, or deeply suppressed.</text:span> <text:bookmark text:name="page100R_mcid4"/><text:line-break/></text:p>
      <text:p text:style-name="P14"><text:span text:style-name="T1">The Haunting (1):</text:span> <text:span text:style-name="T1">While speaking to someone, you can seed their mind with terrible </text:span><text:line-break/><text:span text:style-name="T1">hallucinations which will manifest when they’re alone or under stress. You can’t control </text:span><text:line-break/><text:span text:style-name="T1">what the hallucinations are, but you can decide which senses they affect. Spend 1 blood </text:span><text:line-break/><text:span text:style-name="T1">and roll with mental. On a 10+, you can decide how long they persist, up to a full </text:span><text:line-break/><text:span text:style-name="T1">month. On a 7-9, they last no more than a few days.</text:span> <text:bookmark text:name="page100R_mcid5"/><text:line-break/></text:p>
      <text:p text:style-name="P14"><text:span text:style-name="T1">Voice of Madness</text:span> <text:span text:style-name="T1">(3):</text:span> <text:span text:style-name="T1">You can unchain the howling madness that lurks within all </text:span><text:line-break/><text:span text:style-name="T1">souls. Voice of Madness causes its target to immediately roll to resist frenzy or rötschreck</text:span> <text:line-break/><text:span text:style-name="T1">(player’s choice, or Storyteller’s in case of NPCs). Spend 1 blood and roll with mental. </text:span><text:line-break/><text:span text:style-name="T1">On a 10+, you can affect as many targets within your immediate presence as you want. </text:span><text:line-break/><text:span text:style-name="T1">On a 7-9, you can only affect one target. Upon using this Discipline, you must also resist </text:span><text:line-break/><text:span text:style-name="T1">frenzy or rötschreck</text:span>—<text:span text:style-name="T1">on a 7+, you decide which; on a miss, the Storyteller decides.</text:span> <text:bookmark text:name="page100R_mcid6"/><text:line-break/></text:p>
      <text:p text:style-name="P14"><text:span text:style-name="T1">Total Insanity</text:span> <text:span text:style-name="T1">(4):</text:span> <text:span text:style-name="T1">You can smash someone’s psyche like a mirror with the force of your </text:span><text:line-break/><text:span text:style-name="T1">will.</text:span> <text:span text:style-name="T1">When you roll 10+ to show your teeth, you can also spend 1+ blood to give someone </text:span><text:line-break/><text:span text:style-name="T1">the Condition mad. This Condition persists for three nights per blood spent.</text:span></text:p>
      <text:p text:style-name="P14"/>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3"><text:span text:style-name="T2">GLASDFLAJSDFLJASLDFASDFASDF</text:span></text:p>
      <text:p text:style-name="P1"><text:span text:style-name="T2"/></text:p>
      <text:p text:style-name="P1"><text:bookmark text:name="page94R_mcid1"/><text:span text:style-name="T2">○ Heightened Senses -</text:span> By concentrating, you can sharpen your senses to a preternatural degree,<text:bookmark text:name="page94R_mcid2"/> allowing you to do things such as track like a bloodhound, listen to conversations many rooms away, read a letter from across a room, and so forth. <text:line-break/></text:p>
      <text:p text:style-name="P1"><text:span text:style-name="T2">○ Aura Perception -</text:span> You can glimpse the spiritual aura of an individual’s soul, scanning it for meaning. </text:p>
      <text:p text:style-name="P2"/>
      <text:p text:style-name="P4">Roll with mental. <text:span text:style-name="T25">⚅</text:span><text:span text:style-name="T15"> </text:span>On a 10+, you read the subject’s aura and get an Edge. <text:span text:style-name="T15">⚅ </text:span>On a 7-9, you read the subject’s aura. <text:span text:style-name="T21">When you read an aura, you </text:span>can tell what their current emotions are; if they’re a vampire; if they’re something else that’s weird; if they’ve committed diablerie in the last year. <text:span text:style-name="T15">⚅ </text:span>On a miss, you can’t read their aura for the rest of the scene. <text:bookmark text:name="page94R_mcid3"/><text:line-break/></text:p>
      <text:p text:style-name="P1"><text:span text:style-name="T2">○ Premonitions -</text:span> If the beast has stirred at all tonight, even if you’ve since quelled it, nobody can get the drop on you.<text:bookmark text:name="page94R_mcid4"/><text:line-break/></text:p>
      <text:p text:style-name="P5"><text:span text:style-name="T2">○ The Spirit’s Touch (1) -</text:span> You touch an object and read the psychic impressions left on it <text:span text:style-name="T24">by the last person to significantly use the object</text:span>.</text:p>
      <text:p text:style-name="P5"/>
      <text:p text:style-name="P5">Roll with mental. <text:span text:style-name="T15">⚅ </text:span>On a 10+, ask 3. <text:span text:style-name="T15">⚅ </text:span>On a 7-9, ask 2: </text:p>
      <text:list xml:id="list4217872999" text:style-name="L1">
        <text:list-item>
          <text:p text:style-name="P21"><text:span text:style-name="T23">What did the last user look like?</text:span> </text:p>
        </text:list-item>
        <text:list-item>
          <text:p text:style-name="P22">What was this object last used to do? </text:p>
        </text:list-item>
        <text:list-item>
          <text:p text:style-name="P22">How old is this object? </text:p>
        </text:list-item>
        <text:list-item>
          <text:p text:style-name="P22"><text:span text:style-name="T23">How was the last user </text:span>feel<text:span text:style-name="T23">ing</text:span> as they used it?</text:p>
        </text:list-item>
        <text:list-item>
          <text:p text:style-name="P22">How long was this object in the possession of the <text:span text:style-name="T23">last user</text:span>?</text:p>
        </text:list-item>
      </text:list>
      <text:p text:style-name="P3"/>
      <text:p text:style-name="P6"><text:span text:style-name="T2">○ Telepathy (2) -</text:span> You can project your thoughts into the mind of anyone you can see or anyone who is blood bound to you. They’re aware the thoughts are not their own, but don’t recognize them as coming from you<text:span text:style-name="T17">—</text:span>unless you want them to, or they have an Edge on you.</text:p>
      <text:p text:style-name="P3"/>
      <text:p text:style-name="P1"><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Angel rhapsody" svg:font-family="'Angel rhapsody'" style:font-pitch="variable"/>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c14d1"/>
    </style:style>
    <style:page-layout style:name="Mpm1">
      <style:page-layout-properties fo:page-width="11in" fo:page-height="8.5in" style:num-format="1" style:print-orientation="landscape" fo:margin-top="0.25in" fo:margin-bottom="0.25in" fo:margin-left="0.25in" fo:margin-right="0.25in" fo:background-color="transparent" style:writing-mode="lr-tb" draw:fill="none" style:footnote-max-height="0in">
        <style:columns fo:column-count="3" fo:column-gap="0.2in">
          <style:column-sep style:width="0.0035in" style:color="#000000" style:height="100%" style:style="solid"/>
          <style:column style:rel-width="4476*" fo:start-indent="0in" fo:end-indent="0.1in"/>
          <style:column style:rel-width="4620*" fo:start-indent="0.1in" fo:end-indent="0.1in"/>
          <style:column style:rel-width="4476*"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Othe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09T16:38:04.851783779</dc:date>
    <meta:editing-duration>PT6H34M24S</meta:editing-duration>
    <meta:editing-cycles>200</meta:editing-cycles>
    <meta:generator>LibreOffice/6.0.7.3$Linux_X86_64 LibreOffice_project/00m0$Build-3</meta:generator>
    <meta:document-statistic meta:table-count="0" meta:image-count="0" meta:object-count="0" meta:page-count="1" meta:paragraph-count="21" meta:word-count="658" meta:character-count="3606" meta:non-whitespace-character-count="2940"/>
  </office:meta>
</office:document-meta>
</file>